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9211e" loext:opacity="100%" fo:font-size="20pt" fo:font-style="normal" fo:font-weight="bold" officeooo:paragraph-rsid="006f0c25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3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4" style:family="paragraph" style:parent-style-name="Standard">
      <style:text-properties fo:color="#569cd6" loext:opacity="100%" style:font-name="Droid Sans Mono" fo:font-size="10.5pt" fo:font-style="normal" fo:font-weight="normal" officeooo:rsid="006b6818" officeooo:paragraph-rsid="006b681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Preformatted_20_Text">
      <style:text-properties officeooo:rsid="00113808" officeooo:paragraph-rsid="00113808"/>
    </style:style>
    <style:style style:name="P21" style:family="paragraph" style:parent-style-name="Standard">
      <style:text-properties officeooo:rsid="00113808" officeooo:paragraph-rsid="00113808"/>
    </style:style>
    <style:style style:name="P22" style:family="paragraph" style:parent-style-name="Standard">
      <style:text-properties officeooo:paragraph-rsid="000e5027"/>
    </style:style>
    <style:style style:name="P23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30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fo:font-size="12pt" fo:font-style="normal" fo:font-weight="normal" officeooo:rsid="006b6818" officeooo:paragraph-rsid="006b681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37" style:family="paragraph" style:parent-style-name="Heading_20_1">
      <style:text-properties fo:font-size="16pt" style:font-size-asian="16pt" style:font-size-complex="16pt"/>
    </style:style>
    <style:style style:name="P38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39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Text_20_body">
      <style:text-properties fo:font-size="16pt" fo:font-style="normal" fo:font-weight="bold" officeooo:rsid="006b6818" officeooo:paragraph-rsid="006b6818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4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7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48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49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50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51" style:family="paragraph" style:parent-style-name="Text_20_body">
      <style:text-properties officeooo:rsid="0041edce"/>
    </style:style>
    <style:style style:name="P52" style:family="paragraph" style:parent-style-name="Text_20_body">
      <style:text-properties officeooo:rsid="0041edce" officeooo:paragraph-rsid="0043999f"/>
    </style:style>
    <style:style style:name="P53" style:family="paragraph" style:parent-style-name="Heading_20_1">
      <style:text-properties fo:font-size="16pt" officeooo:rsid="0073738c" officeooo:paragraph-rsid="0073738c" style:font-size-asian="16pt" style:font-size-complex="16pt"/>
    </style:style>
    <style:style style:name="P5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55" style:family="paragraph" style:parent-style-name="Standard">
      <style:text-properties fo:font-size="16pt" fo:font-weight="bold" officeooo:rsid="006f0c25" officeooo:paragraph-rsid="006f0c25" style:font-size-asian="16pt" style:font-weight-asian="bold" style:font-size-complex="16pt" style:font-weight-complex="bold"/>
    </style:style>
    <style:style style:name="P56" style:family="paragraph" style:parent-style-name="Standard">
      <style:text-properties officeooo:rsid="00728bfa" officeooo:paragraph-rsid="00728bfa"/>
    </style:style>
    <style:style style:name="P5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8" style:family="paragraph" style:parent-style-name="Standard">
      <style:text-properties fo:color="#cccccc" loext:opacity="100%" style:font-name="Droid Sans Mono" fo:font-size="10.5pt" fo:font-weight="normal" officeooo:rsid="00728bfa" officeooo:paragraph-rsid="00728bfa" fo:background-color="#1f1f1f"/>
    </style:style>
    <style:style style:name="P5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74b0e6" officeooo:paragraph-rsid="0074b0e6" fo:background-color="#1f1f1f"/>
    </style:style>
    <style:style style:name="P6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61" style:family="paragraph" style:parent-style-name="Standard">
      <style:text-properties officeooo:paragraph-rsid="0073738c"/>
    </style:style>
    <style:style style:name="P62" style:family="paragraph" style:parent-style-name="Standard">
      <style:text-properties officeooo:rsid="0074b0e6" officeooo:paragraph-rsid="0074b0e6"/>
    </style:style>
    <style:style style:name="P63" style:family="paragraph" style:parent-style-name="Standard">
      <style:text-properties officeooo:rsid="0077fa61" officeooo:paragraph-rsid="0077fa61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fo:font-style="normal" officeooo:rsid="003dc6c9" style:font-style-asian="normal" style:font-style-complex="normal"/>
    </style:style>
    <style:style style:name="T11" style:family="text">
      <style:text-properties fo:color="#569cd6" loext:opacity="100%" fo:font-style="normal" officeooo:rsid="0050d8f5" style:font-style-asian="normal" style:font-style-complex="normal"/>
    </style:style>
    <style:style style:name="T1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3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4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fo:font-style="normal" officeooo:rsid="003dc6c9" style:font-style-asian="normal" style:font-style-complex="normal"/>
    </style:style>
    <style:style style:name="T17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2" style:family="text">
      <style:text-properties fo:color="#d7ba7d" loext:opacity="100%"/>
    </style:style>
    <style:style style:name="T23" style:family="text">
      <style:text-properties fo:color="#c586c0" loext:opacity="100%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fo:font-style="normal" officeooo:rsid="003dc6c9" style:font-style-asian="normal" style:font-style-complex="normal"/>
    </style:style>
    <style:style style:name="T26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7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8" style:family="text">
      <style:text-properties fo:color="#b5cea8" loext:opacity="100%"/>
    </style:style>
    <style:style style:name="T29" style:family="text">
      <style:text-properties officeooo:rsid="000f991a"/>
    </style:style>
    <style:style style:name="T30" style:family="text">
      <style:text-properties officeooo:rsid="001495c5"/>
    </style:style>
    <style:style style:name="T31" style:family="text">
      <style:text-properties officeooo:rsid="001d02f6"/>
    </style:style>
    <style:style style:name="T32" style:family="text">
      <style:text-properties officeooo:rsid="00227b7b"/>
    </style:style>
    <style:style style:name="T33" style:family="text">
      <style:text-properties officeooo:rsid="00255315"/>
    </style:style>
    <style:style style:name="T34" style:family="text">
      <style:text-properties officeooo:rsid="0029a7b7"/>
    </style:style>
    <style:style style:name="T35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d161b" loext:opacity="100%" fo:letter-spacing="normal"/>
    </style:style>
    <style:style style:name="T37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8" style:family="text">
      <style:text-properties officeooo:rsid="002b5bca"/>
    </style:style>
    <style:style style:name="T39" style:family="text">
      <style:text-properties officeooo:rsid="002efd1d"/>
    </style:style>
    <style:style style:name="T40" style:family="text">
      <style:text-properties officeooo:rsid="00333a8e"/>
    </style:style>
    <style:style style:name="T41" style:family="text">
      <style:text-properties officeooo:rsid="00361edd"/>
    </style:style>
    <style:style style:name="T42" style:family="text">
      <style:text-properties fo:color="#d4d4d4" loext:opacity="100%"/>
    </style:style>
    <style:style style:name="T43" style:family="text">
      <style:text-properties fo:color="#d4d4d4" loext:opacity="100%" fo:font-style="normal" officeooo:rsid="003dc6c9" style:font-style-asian="normal" style:font-style-complex="normal"/>
    </style:style>
    <style:style style:name="T44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46" style:family="text">
      <style:text-properties officeooo:rsid="003dc6c9"/>
    </style:style>
    <style:style style:name="T47" style:family="text">
      <style:text-properties fo:font-style="italic" officeooo:rsid="003dc6c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3dc6c9" style:font-style-asian="normal" style:font-style-complex="normal"/>
    </style:style>
    <style:style style:name="T50" style:family="text">
      <style:text-properties fo:font-style="normal" officeooo:rsid="004ad7a2" style:font-style-asian="normal" style:font-style-complex="normal"/>
    </style:style>
    <style:style style:name="T51" style:family="text">
      <style:text-properties fo:font-style="normal" officeooo:rsid="0050d8f5" style:font-style-asian="normal" style:font-style-complex="normal"/>
    </style:style>
    <style:style style:name="T52" style:family="text">
      <style:text-properties fo:font-style="normal" officeooo:rsid="00530fbe" style:font-style-asian="normal" style:font-style-complex="normal"/>
    </style:style>
    <style:style style:name="T53" style:family="text">
      <style:text-properties fo:font-style="normal" officeooo:rsid="0054255d" style:font-style-asian="normal" style:font-style-complex="normal"/>
    </style:style>
    <style:style style:name="T54" style:family="text">
      <style:text-properties fo:font-style="normal" officeooo:rsid="00570a2e" style:font-style-asian="normal" style:font-style-complex="normal"/>
    </style:style>
    <style:style style:name="T55" style:family="text">
      <style:text-properties fo:font-style="normal" officeooo:rsid="005d3e89" style:font-style-asian="normal" style:font-style-complex="normal"/>
    </style:style>
    <style:style style:name="T56" style:family="text">
      <style:text-properties fo:font-style="normal" officeooo:rsid="0060d818" style:font-style-asian="normal" style:font-style-complex="normal"/>
    </style:style>
    <style:style style:name="T57" style:family="text">
      <style:text-properties officeooo:rsid="0041f15e"/>
    </style:style>
    <style:style style:name="T58" style:family="text">
      <style:text-properties officeooo:rsid="0042ba78"/>
    </style:style>
    <style:style style:name="T59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0" style:family="text">
      <style:text-properties officeooo:rsid="0041edce"/>
    </style:style>
    <style:style style:name="T61" style:family="text">
      <style:text-properties fo:font-size="12pt" officeooo:rsid="003dc6c9" style:font-size-asian="12pt" style:font-size-complex="12pt"/>
    </style:style>
    <style:style style:name="T62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63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64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officeooo:rsid="006f0c25"/>
    </style:style>
    <style:style style:name="T67" style:family="text">
      <style:text-properties officeooo:rsid="007373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4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4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1">&lt;?php</text:p>
      <text:p text:style-name="P18"/>
      <text:p text:style-name="P7"><text:span text:style-name="T5">spl_autoload_register</text:span>(<text:span text:style-name="T9">function</text:span> (<text:span text:style-name="T15">$className</text:span>) {</text:p>
      <text:p text:style-name="P7"><text:span text:style-name="T15">$className</text:span> = <text:span text:style-name="T5">str_replace</text:span>(<text:span text:style-name="T19">"App"</text:span>, <text:span text:style-name="T19">"classes"</text:span>, <text:span text:style-name="T15">$className</text:span>);</text:p>
      <text:p text:style-name="P7"><text:span text:style-name="T15">$className</text:span> = <text:span text:style-name="T5">str_replace</text:span>(<text:span text:style-name="T19">"</text:span><text:span text:style-name="T22">\\</text:span><text:span text:style-name="T19">"</text:span>, <text:span text:style-name="T19">"/"</text:span>, <text:span text:style-name="T15">$className</text:span>);</text:p>
      <text:p text:style-name="P7"><text:span text:style-name="T15">$className</text:span> .= <text:span text:style-name="T19">'.php'</text:span>;</text:p>
      <text:p text:style-name="P7"><text:span text:style-name="T23">require_once</text:span> <text:span text:style-name="T15">$className</text:span>;</text:p>
      <text:p text:style-name="P7">});</text:p>
      <text:p text:style-name="P15">//require 'classes/Calcul.php';</text:p>
      <text:p text:style-name="P18"/>
      <text:p text:style-name="P7"><text:span text:style-name="T15">$instance</text:span> = <text:span text:style-name="T9">new</text:span> App\<text:span text:style-name="T24">Calcul</text:span>();</text:p>
      <text:p text:style-name="P18"/>
      <text:p text:style-name="P7"><text:span text:style-name="T15">$resultat</text:span> = <text:span text:style-name="T15">$instance</text:span>-&gt;<text:span text:style-name="T5">addtionner</text:span>(<text:span text:style-name="T28">10</text:span>, <text:span text:style-name="T28">20</text:span>);</text:p>
      <text:p text:style-name="P18"/>
      <text:p text:style-name="P7"><text:soft-page-break/><text:span text:style-name="T5">var_dump</text:span>(<text:span text:style-name="T15">$resultat</text:span>);</text:p>
      <text:p text:style-name="P18"/>
      <text:p text:style-name="P7"><text:span text:style-name="T5">echo</text:span> <text:span text:style-name="T19">"Hello world!"</text:span>;</text:p>
      <text:p text:style-name="P7"/>
      <text:p text:style-name="Standard"/>
      <text:p text:style-name="Standard">- <text:span text:style-name="T4">le contenu de fichier classes/Calcul,php avec ce contenu ⇒</text:span></text:p>
      <text:p text:style-name="P11">&lt;?php</text:p>
      <text:p text:style-name="P18"/>
      <text:p text:style-name="P7"><text:span text:style-name="T9">namespace</text:span> <text:span text:style-name="T24">App</text:span>;</text:p>
      <text:p text:style-name="P18"/>
      <text:p text:style-name="P7"><text:span text:style-name="T9">class</text:span> <text:span text:style-name="T24">Calcul</text:span></text:p>
      <text:p text:style-name="P7">{</text:p>
      <text:p text:style-name="P18"/>
      <text:p text:style-name="P7"><text:span text:style-name="T9">public</text:span> <text:span text:style-name="T9">function</text:span> <text:span text:style-name="T5">addtionner</text:span>(<text:span text:style-name="T9">int</text:span> <text:span text:style-name="T15">$a</text:span>, <text:span text:style-name="T9">int</text:span> <text:span text:style-name="T15">$b</text:span>): <text:span text:style-name="T9">int</text:span></text:p>
      <text:p text:style-name="P7">{</text:p>
      <text:p text:style-name="P7"><text:span text:style-name="T23">return</text:span> <text:span text:style-name="T15">$a</text:span> + <text:span text:style-name="T15">$b</text:span>;</text:p>
      <text:p text:style-name="P7">}</text:p>
      <text:p text:style-name="P7">}</text:p>
      <text:p text:style-name="P7"/>
      <text:p text:style-name="Standard"/>
      <text:p text:style-name="P22"/>
      <text:p text:style-name="P5">- Composer et l'autoloading</text:p>
      <text:p text:style-name="Standard"/>
      <text:p text:style-name="Standard">- <text:span text:style-name="T29">taper ça sur le terminal ⇒</text:span></text:p>
      <text:p text:style-name="Standard">composer init</text:p>
      <text:p text:style-name="P21">- le contenu de fichier composer,json ⇒</text:p>
      <text:p text:style-name="P8">{</text:p>
      <text:p text:style-name="P7"><text:span text:style-name="T15">"name"</text:span>: <text:span text:style-name="T19">"amine/modern-php"</text:span>,</text:p>
      <text:p text:style-name="P7"><text:span text:style-name="T15">"autoload"</text:span>: {</text:p>
      <text:p text:style-name="P7"><text:span text:style-name="T15">"psr-4"</text:span>: {</text:p>
      <text:p text:style-name="P7"><text:span text:style-name="T15">"App</text:span><text:span text:style-name="T22">\\</text:span><text:span text:style-name="T15">"</text:span>: <text:span text:style-name="T19">"src/"</text:span></text:p>
      <text:p text:style-name="P7">}</text:p>
      <text:p text:style-name="P7">},</text:p>
      <text:p text:style-name="P7"><text:span text:style-name="T15">"authors"</text:span>: [</text:p>
      <text:p text:style-name="P7">{</text:p>
      <text:p text:style-name="P7"><text:span text:style-name="T15">"name"</text:span>: <text:span text:style-name="T19">"MOSLAH"</text:span>,</text:p>
      <text:p text:style-name="P7"><text:span text:style-name="T15">"email"</text:span>: <text:span text:style-name="T19">"mohamed.amine.moslah@gmail.com"</text:span></text:p>
      <text:p text:style-name="P7">}</text:p>
      <text:p text:style-name="P7">],</text:p>
      <text:p text:style-name="P7"><text:span text:style-name="T15">"require"</text:span>: {}</text:p>
      <text:p text:style-name="P7">}</text:p>
      <text:p text:style-name="P21">- <text:span text:style-name="T30">tapez sur le terminal ⇒</text:span></text:p>
      <text:p text:style-name="P20">composer dump-autoload</text:p>
      <text:p text:style-name="P21">- <text:span text:style-name="T30">le contenu de fichier index,phps</text:span></text:p>
      <text:p text:style-name="P12">&lt;?php</text:p>
      <text:p text:style-name="P19"/>
      <text:p text:style-name="P7"><text:span text:style-name="T23">require</text:span> <text:span text:style-name="T19">"vendor/autoload.php"</text:span>;</text:p>
      <text:p text:style-name="P7"><text:span text:style-name="T15">$instance</text:span> = <text:span text:style-name="T9">new</text:span> App\<text:span text:style-name="T24">Calcul</text:span>();</text:p>
      <text:p text:style-name="P18"/>
      <text:p text:style-name="P7"><text:span text:style-name="T15">$resultat</text:span> = <text:span text:style-name="T15">$instance</text:span>-&gt;<text:span text:style-name="T5">addtionner</text:span>(<text:span text:style-name="T28">10</text:span>, <text:span text:style-name="T28">20</text:span>);</text:p>
      <text:p text:style-name="P18"><text:soft-page-break/></text:p>
      <text:p text:style-name="P7"><text:span text:style-name="T5">var_dump</text:span>(<text:span text:style-name="T15">$resultat</text:span>);</text:p>
      <text:p text:style-name="P18"/>
      <text:p text:style-name="P7"><text:span text:style-name="T5">echo</text:span> <text:span text:style-name="T19">"Hello world!"</text:span>;</text:p>
      <text:p text:style-name="P7"/>
      <text:p text:style-name="P21"/>
      <text:p text:style-name="P21"/>
      <text:p text:style-name="P21"/>
      <text:p text:style-name="P4">📖 Composer et les bibliothèques tierces</text:p>
      <text:p text:style-name="P4"/>
      <text:p text:style-name="P4"/>
      <text:p text:style-name="P4">Installer des bibliothèques tierces avec Composer</text:p>
      <text:p text:style-name="P23">- <text:span text:style-name="T31">Pour installer la bibliothèque <text:s/>nesbot/carbon <text:s/>, tapez sur le terminal ⇒</text:span></text:p>
      <text:p text:style-name="P23">composer require nesbot/carbon</text:p>
      <text:p text:style-name="P23">- <text:span text:style-name="T31">ajouter ce code dans le fichier index,php ⇒</text:span></text:p>
      <text:p text:style-name="P9"><text:span text:style-name="T9">use</text:span> Carbon\<text:span text:style-name="T24">Carbon</text:span>;</text:p>
      <text:p text:style-name="P7"/>
      <text:p text:style-name="P23"/>
      <text:p text:style-name="P7"><text:span text:style-name="T15">$instance</text:span> = <text:span text:style-name="T9">new</text:span> App\<text:span text:style-name="T24">Calcul</text:span>();</text:p>
      <text:p text:style-name="P18"/>
      <text:p text:style-name="P7"><text:span text:style-name="T15">$aujourdhui</text:span> = <text:span text:style-name="T24">Carbon</text:span>::<text:span text:style-name="T5">now</text:span>();</text:p>
      <text:p text:style-name="P23"/>
      <text:p text:style-name="P23"/>
      <text:p text:style-name="P23"/>
      <text:p text:style-name="P6">Les commandes du développement moderne avec PHP</text:p>
      <text:p text:style-name="P23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pan text:style-name="T32">3) </text:span>Présentation du framework Symfony (20 minutes)</text:p>
      <text:h text:style-name="P35" text:outline-level="1">Créons notre application Symfony 5.1 !</text:h>
      <text:p text:style-name="Standard">- <text:span text:style-name="T33">sur le terminal tapez cette commande pour installer symfony ⇒</text:span></text:p>
      <text:p text:style-name="Standard">symfony new cours-ecommerce –version=5.1</text:p>
      <text:p text:style-name="Standard"/>
      <text:p text:style-name="P4"/>
      <text:p text:style-name="Standard">- <text:span text:style-name="T34">lien util ⇒<text:line-break/></text:span><text:a xlink:type="simple" xlink:href="https://symfony.com/doc/current/setup/symfony_server.html#enabling-tls" text:style-name="Internet_20_link" text:visited-style-name="Visited_20_Internet_20_Link"><text:span text:style-name="T34">https://symfony.com/doc/current/setup/symfony_server.html#enabling-tls</text:span></text:a></text:p>
      <text:p text:style-name="Standard">- <text:span text:style-name="T34">enabling tls , tapez sur <text:s/>le terminal cette commende ⇒</text:span></text:p>
      <text:p text:style-name="P36"><text:span text:style-name="Source_20_Text"><text:span text:style-name="T35">symfony server:ca:install</text:span></text:span></text:p>
      <text:p text:style-name="Text_20_body">- <text:span text:style-name="T38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6">📖 </text:span><text:span text:style-name="T37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9">4) </text:span>Les bases de Symfony : HttpFoundation et Routing (45 minutes)</text:p>
      <text:p text:style-name="P1"/>
      <text:h text:style-name="P37" text:outline-level="1">Premières pages : les Routes et les Controllers</text:h>
      <text:p text:style-name="P28">- <text:span text:style-name="T40">Dans le fichiers config/routes,yaml , ajouter ce code ⇒</text:span></text:p>
      <text:p text:style-name="P47"><text:span text:style-name="T9">index</text:span>:</text:p>
      <text:p text:style-name="P46"><text:span text:style-name="T9">path</text:span>: <text:span text:style-name="T19">/</text:span></text:p>
      <text:p text:style-name="P46"><text:span text:style-name="T9">controller</text:span>: <text:span text:style-name="T19">App\Controller\TestController::index</text:span></text:p>
      <text:p text:style-name="P18"/>
      <text:p text:style-name="P46"><text:span text:style-name="T9">test</text:span>:</text:p>
      <text:p text:style-name="P46"><text:span text:style-name="T9">path</text:span>: <text:span text:style-name="T19">/test</text:span></text:p>
      <text:p text:style-name="P46"><text:span text:style-name="T9">controller</text:span>: <text:span text:style-name="T19">App\Controller\TestController::test</text:span></text:p>
      <text:p text:style-name="P46"/>
      <text:p text:style-name="P28">- <text:span text:style-name="T41">Créer ce fichier src/Controller/TestController,php , avec ce code ===&gt;</text:span></text:p>
      <text:p text:style-name="P13">&lt;?php</text:p>
      <text:p text:style-name="P18"/>
      <text:p text:style-name="P46"><text:span text:style-name="T9">namespace</text:span><text:span text:style-name="T42"> </text:span><text:span text:style-name="T24">App\Controller</text:span><text:span text:style-name="T42">;</text:span></text:p>
      <text:p text:style-name="P18"/>
      <text:p text:style-name="P46"><text:span text:style-name="T9">class</text:span><text:span text:style-name="T42"> </text:span><text:span text:style-name="T24">TestController</text:span><text:span text:style-name="T42"> </text:span></text:p>
      <text:p text:style-name="P10">{</text:p>
      <text:p text:style-name="P46"><text:span text:style-name="T9">public</text:span><text:span text:style-name="T42"> </text:span><text:span text:style-name="T9">function</text:span><text:span text:style-name="T42"> </text:span><text:span text:style-name="T5">index</text:span><text:span text:style-name="T42">(){</text:span></text:p>
      <text:p text:style-name="P46"><text:span text:style-name="T5">dd</text:span><text:span text:style-name="T42">(</text:span><text:span text:style-name="T19">"ça fonctionne"</text:span><text:span text:style-name="T42">);</text:span></text:p>
      <text:p text:style-name="P10">}</text:p>
      <text:p text:style-name="P18"/>
      <text:p text:style-name="P46"><text:span text:style-name="T9">public</text:span><text:span text:style-name="T42"> </text:span><text:span text:style-name="T9">function</text:span><text:span text:style-name="T42"> </text:span><text:span text:style-name="T5">test</text:span><text:span text:style-name="T42">(){</text:span></text:p>
      <text:p text:style-name="P46"><text:soft-page-break/><text:span text:style-name="T5">dd</text:span><text:span text:style-name="T42">(</text:span><text:span text:style-name="T19">"Page test"</text:span><text:span text:style-name="T42">);</text:span></text:p>
      <text:p text:style-name="P10">}</text:p>
      <text:p text:style-name="P10">}</text:p>
      <text:p text:style-name="P28"/>
      <text:h text:style-name="P37" text:outline-level="1">HttpFoundation : Requête et Réponse HTTP !</text:h>
      <text:p text:style-name="P28">- Package : symfony/http-foundation : Offre une couche d'objets pour manipuler la Requête et la Réponse HTTP</text:p>
      <text:p text:style-name="P28">- <text:span text:style-name="T46">dans le fichier </text:span><text:span text:style-name="T47">src</text:span><text:span text:style-name="T49">/controller/TestController.php , ajouter ce code dans la fonction test ⇒</text:span></text:p>
      <text:p text:style-name="P47"><text:span text:style-name="T10">public</text:span><text:span text:style-name="T43"> </text:span><text:span text:style-name="T10">function</text:span><text:span text:style-name="T43"> </text:span><text:span text:style-name="T6">test</text:span><text:span text:style-name="T43">(</text:span><text:span text:style-name="T25">Request</text:span><text:span text:style-name="T43"> </text:span><text:span text:style-name="T16">$request</text:span><text:span text:style-name="T43">)</text:span></text:p>
      <text:p text:style-name="P10">{</text:p>
      <text:p text:style-name="P46"><text:span text:style-name="T15">$age</text:span><text:span text:style-name="T42"> = </text:span><text:span text:style-name="T15">$request</text:span><text:span text:style-name="T42">-&gt;</text:span><text:span text:style-name="T15">query</text:span><text:span text:style-name="T42">-&gt;</text:span><text:span text:style-name="T5">get</text:span><text:span text:style-name="T42">(</text:span><text:span text:style-name="T19">'age'</text:span><text:span text:style-name="T42">, </text:span><text:span text:style-name="T28">0</text:span><text:span text:style-name="T42">);</text:span></text:p>
      <text:p text:style-name="P18"/>
      <text:p text:style-name="P46"><text:span text:style-name="T23">return</text:span><text:span text:style-name="T42"> </text:span><text:span text:style-name="T9">new</text:span><text:span text:style-name="T42"> </text:span><text:span text:style-name="T24">Response</text:span><text:span text:style-name="T42">(</text:span><text:span text:style-name="T19">"Vous avez </text:span><text:span text:style-name="T15">$age</text:span><text:span text:style-name="T19"> ans!"</text:span><text:span text:style-name="T42">);</text:span></text:p>
      <text:p text:style-name="P10">}</text:p>
      <text:p text:style-name="P10">}</text:p>
      <text:p text:style-name="P46"/>
      <text:h text:style-name="P38" text:outline-level="1">Routes paramétrables : valeurs par défaut et contraintes</text:h>
      <text:p text:style-name="Text_20_body"><text:span text:style-name="T60">- </text:span><text:span text:style-name="T58">D</text:span><text:span text:style-name="T57">ans le </text:span><text:span text:style-name="T58">fichier config/routes,yaml , ajouter ce code ⇒<text:line-break/></text:span><text:span text:style-name="T12">test</text:span><text:span text:style-name="T59">:</text:span></text:p>
      <text:p text:style-name="P46"><text:span text:style-name="T9">path</text:span>: <text:span text:style-name="T19">/test/{age&lt;\d+&gt;?0}</text:span></text:p>
      <text:p text:style-name="P46"><text:span text:style-name="T9">controller</text:span>: <text:span text:style-name="T19">App\Controller\TestController::test</text:span></text:p>
      <text:p text:style-name="P16"># defaults:</text:p>
      <text:p text:style-name="P16"># age: 0</text:p>
      <text:p text:style-name="P16"># requirements:</text:p>
      <text:p text:style-name="P16"># age: \d+</text:p>
      <text:p text:style-name="P51"/>
      <text:p text:style-name="P52">- <text:span text:style-name="T61">dans le fichier </text:span><text:span text:style-name="T62">src</text:span><text:span text:style-name="T63">/controller/TestController.php , ajouter ce code dans la fonction test ⇒</text:span></text:p>
      <text:p text:style-name="P48"><text:span text:style-name="T13">public</text:span><text:span text:style-name="T44"> </text:span><text:span text:style-name="T13">function</text:span><text:span text:style-name="T44"> </text:span><text:span text:style-name="T7">test</text:span><text:span text:style-name="T44">(</text:span><text:span text:style-name="T26">Request</text:span><text:span text:style-name="T44"> </text:span><text:span text:style-name="T17">$request</text:span><text:span text:style-name="T44">, </text:span><text:span text:style-name="T17">$age</text:span><text:span text:style-name="T44">)</text:span></text:p>
      <text:p text:style-name="P10">{</text:p>
      <text:p text:style-name="P18"/>
      <text:p text:style-name="P16">//$age = $request-&gt;attributes-&gt;get('age');</text:p>
      <text:p text:style-name="P18"/>
      <text:p text:style-name="P46"><text:span text:style-name="T23">return</text:span><text:span text:style-name="T42"> </text:span><text:span text:style-name="T9">new</text:span><text:span text:style-name="T42"> </text:span><text:span text:style-name="T24">Response</text:span><text:span text:style-name="T42">(</text:span><text:span text:style-name="T19">"Vous avez </text:span><text:span text:style-name="T15">$age</text:span><text:span text:style-name="T19"> ans!"</text:span><text:span text:style-name="T42">);</text:span></text:p>
      <text:p text:style-name="P10">}</text:p>
      <text:p text:style-name="P29"/>
      <text:p text:style-name="P29"/>
      <text:p text:style-name="P39">Contraintes de Routes</text:p>
      <text:p text:style-name="P45"><text:span text:style-name="T48">- </text:span><text:span text:style-name="T64">on peux modifier les informations sur les routes on modifiant le fichier config/routes,yaml ⇒</text:span></text:p>
      <text:p text:style-name="P49"><text:span text:style-name="T14">methods</text:span><text:span text:style-name="T65">: [</text:span><text:span text:style-name="T20">GET</text:span><text:span text:style-name="T65">, </text:span><text:span text:style-name="T20">POST</text:span><text:span text:style-name="T65">]</text:span></text:p>
      <text:p text:style-name="P46"><text:span text:style-name="T9">host</text:span>: <text:span text:style-name="T19">localhost</text:span></text:p>
      <text:p text:style-name="P46"><text:span text:style-name="T9">schemes</text:span>: [<text:span text:style-name="T19">https</text:span>, <text:span text:style-name="T19">http</text:span>]</text:p>
      <text:p text:style-name="P30"><text:soft-page-break/></text:p>
      <text:p text:style-name="P40">Configuration des Routes et fichiers YAML</text:p>
      <text:p text:style-name="P24"><text:span text:style-name="T50">- </text:span><text:span text:style-name="T51">pour configurer les routes vous pouvez créer <text:s/>des fichiers dans le dossier config , exemple config/test,yaml avec ce contenu ⇒</text:span></text:p>
      <text:p text:style-name="P50"><text:span text:style-name="T11">index</text:span><text:span text:style-name="T51">:</text:span></text:p>
      <text:p text:style-name="P46"><text:span text:style-name="T9">path</text:span>: <text:span text:style-name="T19">/</text:span></text:p>
      <text:p text:style-name="P46"><text:span text:style-name="T9">controller</text:span>: <text:span text:style-name="T19">App\Controller\TestController::index</text:span></text:p>
      <text:p text:style-name="P18"/>
      <text:p text:style-name="P46"><text:span text:style-name="T9">test</text:span>:</text:p>
      <text:p text:style-name="P46"><text:span text:style-name="T9">path</text:span>: <text:span text:style-name="T19">/test/{age&lt;\d+&gt;?0}</text:span></text:p>
      <text:p text:style-name="P46"><text:span text:style-name="T9">controller</text:span>: <text:span text:style-name="T19">App\Controller\TestController::test</text:span></text:p>
      <text:p text:style-name="P46"><text:span text:style-name="T9">methods</text:span>: [<text:span text:style-name="T19">GET</text:span>, <text:span text:style-name="T19">POST</text:span>]</text:p>
      <text:p text:style-name="P46"><text:span text:style-name="T9">host</text:span>: <text:span text:style-name="T19">localhost</text:span></text:p>
      <text:p text:style-name="P46"><text:span text:style-name="T9">schemes</text:span>: [<text:span text:style-name="T19">https</text:span>, <text:span text:style-name="T19">http</text:span>]</text:p>
      <text:p text:style-name="P16"># defaults:</text:p>
      <text:p text:style-name="P16"># age: 0</text:p>
      <text:p text:style-name="P16"># requirements:</text:p>
      <text:p text:style-name="P16"># age: \d+</text:p>
      <text:p text:style-name="P46"/>
      <text:p text:style-name="P31"/>
      <text:p text:style-name="P31"/>
      <text:p text:style-name="P41">Configurer les routes sous forme d'Annotations (@Route)</text:p>
      <text:p text:style-name="P25"><text:span text:style-name="T51">- o</text:span><text:span text:style-name="T48">n peux configurer les routes sous forme d’annotations de cette façon, en ajoutant ce code dans le fichier src/Controller/</text:span><text:span text:style-name="T52">TestController,php </text:span><text:span text:style-name="T54">avant la fonction test()</text:span><text:span text:style-name="T52"> </text:span><text:span text:style-name="T53">⇒</text:span></text:p>
      <text:p text:style-name="P17">/**</text:p>
      <text:p text:style-name="P16">* @Route("/test/{age&lt;\d+&gt;?0}", name="test", methods={"GET", "POST"}, host="localhost", schemes={"http","https"} )</text:p>
      <text:p text:style-name="P16">*/</text:p>
      <text:p text:style-name="P32"/>
      <text:p text:style-name="P32"/>
      <text:p text:style-name="P32"/>
      <text:p text:style-name="P42">Symfony Flex : booster Composer et le rendre Surpuissant !</text:p>
      <text:p text:style-name="P26"><text:span text:style-name="T55">- </text:span><text:span text:style-name="T56">ajouter annotations ⇒ composer require annotations</text:span></text:p>
      <text:p text:style-name="P33"/>
      <text:p text:style-name="P43">Routes, Controllers, HttpFoundation : Récapitulatif</text:p>
      <text:p text:style-name="P43">Exercice : créez une page Hello World</text:p>
      <text:p text:style-name="P34">- créer un fichier php avec ce contenu src/Controller/HelloController,php , avec ce code ⇒</text:p>
      <text:p text:style-name="P14">&lt;?php</text:p>
      <text:p text:style-name="P18"/>
      <text:p text:style-name="P46"><text:soft-page-break/><text:span text:style-name="T9">namespace</text:span><text:span text:style-name="T42"> </text:span><text:span text:style-name="T24">App\Controller</text:span><text:span text:style-name="T42">;</text:span></text:p>
      <text:p text:style-name="P18"/>
      <text:p text:style-name="P46"><text:span text:style-name="T9">use</text:span><text:span text:style-name="T42"> Symfony\Component\HttpFoundation\</text:span><text:span text:style-name="T24">Request</text:span><text:span text:style-name="T42">;</text:span></text:p>
      <text:p text:style-name="P46"><text:span text:style-name="T9">use</text:span><text:span text:style-name="T42"> Symfony\Component\HttpFoundation\</text:span><text:span text:style-name="T24">Response</text:span><text:span text:style-name="T42">;</text:span></text:p>
      <text:p text:style-name="P46"><text:span text:style-name="T9">use</text:span><text:span text:style-name="T42"> Symfony\Component\Routing\Annotation\</text:span><text:span text:style-name="T24">Route</text:span><text:span text:style-name="T42">;</text:span></text:p>
      <text:p text:style-name="P18"/>
      <text:p text:style-name="P46"><text:span text:style-name="T9">class</text:span><text:span text:style-name="T42"> </text:span><text:span text:style-name="T24">HelloController</text:span></text:p>
      <text:p text:style-name="P10">{</text:p>
      <text:p text:style-name="P16">/**</text:p>
      <text:p text:style-name="P16">* @Route("/hello/{name?World}", name="hello")</text:p>
      <text:p text:style-name="P16">*/</text:p>
      <text:p text:style-name="P46"><text:span text:style-name="T9">public</text:span><text:span text:style-name="T42"> </text:span><text:span text:style-name="T9">function</text:span><text:span text:style-name="T42"> </text:span><text:span text:style-name="T5">hello</text:span><text:span text:style-name="T42">(</text:span><text:span text:style-name="T15">$name</text:span><text:span text:style-name="T42">){</text:span></text:p>
      <text:p text:style-name="P46"><text:span text:style-name="T23">return</text:span><text:span text:style-name="T42"> </text:span><text:span text:style-name="T9">new</text:span><text:span text:style-name="T42"> </text:span><text:span text:style-name="T24">Response</text:span><text:span text:style-name="T42">(</text:span><text:span text:style-name="T19">"Hello </text:span><text:span text:style-name="T15">$name</text:span><text:span text:style-name="T19">"</text:span><text:span text:style-name="T42">);</text:span></text:p>
      <text:p text:style-name="P10">}</text:p>
      <text:p text:style-name="P10">}</text:p>
      <text:p text:style-name="P18"/>
      <text:p text:style-name="P54">?&gt;</text:p>
      <text:p text:style-name="P34"/>
      <text:p text:style-name="P34"/>
      <text:p text:style-name="P34"/>
      <text:p text:style-name="P44">Fiche de révision : Routing, Controller et HttpFoundation</text:p>
      <text:p text:style-name="Standard"><text:a xlink:type="simple" xlink:href="https://cheatography.com/liorchamla/cheat-sheets/bases-de-symfony/" text:style-name="Internet_20_link" text:visited-style-name="Visited_20_Internet_20_Link">https://cheatography.com/liorchamla/cheat-sheets/bases-de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66">5) </text:span>Les bases de Symfony : Le container de services (50 minutes)</text:p>
      <text:p text:style-name="P55">Introduction au container de services de Symfony</text:p>
      <text:p text:style-name="P56">utiliser le service LoggerInterface pour écrire dans le log, dans le class src/Controller/HelloController,php , ajouter ce code ===&gt;</text:p>
      <text:p text:style-name="P58"><text:span text:style-name="T9">protected</text:span><text:span text:style-name="T42"> </text:span><text:span text:style-name="T15">$logger</text:span><text:span text:style-name="T42">;</text:span></text:p>
      <text:p text:style-name="P46"><text:span text:style-name="T9">public</text:span><text:span text:style-name="T42"> </text:span><text:span text:style-name="T9">function</text:span><text:span text:style-name="T42"> </text:span><text:span text:style-name="T5">__construct</text:span><text:span text:style-name="T42">(</text:span><text:span text:style-name="T24">LoggerInterface</text:span><text:span text:style-name="T42"> </text:span><text:span text:style-name="T15">$logger</text:span><text:span text:style-name="T42">)</text:span></text:p>
      <text:p text:style-name="P10">{</text:p>
      <text:p text:style-name="P46"><text:span text:style-name="T9">$this</text:span><text:span text:style-name="T42">-&gt;</text:span><text:span text:style-name="T15">logger</text:span><text:span text:style-name="T42"> = </text:span><text:span text:style-name="T15">$logger</text:span><text:span text:style-name="T42">; </text:span></text:p>
      <text:p text:style-name="P10">}</text:p>
      <text:p text:style-name="P61"><text:span text:style-name="T67">ou bien dans la fonction hello utiliser LoggerInterface de cette façon ⇒<text:line-break/></text:span><text:span text:style-name="T12">public</text:span><text:span text:style-name="T45"> </text:span><text:span text:style-name="T12">function</text:span><text:span text:style-name="T45"> </text:span><text:span text:style-name="T8">hello</text:span><text:span text:style-name="T45">(</text:span><text:span text:style-name="T18">$name</text:span><text:span text:style-name="T45">, </text:span><text:span text:style-name="T27">LoggerInterface</text:span><text:span text:style-name="T45"> </text:span><text:span text:style-name="T18">$logger</text:span><text:span text:style-name="T45">){</text:span></text:p>
      <text:p text:style-name="P59"><text:span text:style-name="T42"/></text:p>
      <text:p text:style-name="P59"/>
      <text:p text:style-name="P62">et aprés l’utilisation de la logger de cette façon ⇒ <text:span text:style-name="T12">$this</text:span><text:span text:style-name="T45">-&gt;</text:span><text:span text:style-name="T18">logger</text:span><text:span text:style-name="T45">-&gt;</text:span><text:span text:style-name="T8">error</text:span><text:span text:style-name="T45">(</text:span><text:span text:style-name="T21">"Mon message de log !"</text:span><text:span text:style-name="T45">)</text:span></text:p>
      <text:h text:style-name="P53" text:outline-level="1"><text:soft-page-break/>Créez vos propres services !</text:h>
      <text:p text:style-name="P62">Commencer par corriger les erreur dans le terminal</text:p>
      <text:p text:style-name="P63">min 0:00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7-01T04:03:31.467907059</dc:date>
    <meta:editing-duration>PT8H51M31S</meta:editing-duration>
    <meta:editing-cycles>93</meta:editing-cycles>
    <meta:generator>LibreOffice/7.3.7.2$Linux_X86_64 LibreOffice_project/30$Build-2</meta:generator>
    <meta:document-statistic meta:table-count="0" meta:image-count="0" meta:object-count="0" meta:page-count="8" meta:paragraph-count="196" meta:word-count="815" meta:character-count="6158" meta:non-whitespace-character-count="5531"/>
  </office:meta>
</office:document-meta>
</file>